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2.173cm"/>
    </style:style>
    <style:style style:name="co7" style:family="table-column">
      <style:table-column-properties fo:break-before="auto" style:column-width="2.38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_2" table:style-name="ta1">
        <table:table-source xlink:type="simple" xlink:href="../fichier.csv" table:table-name="Feuille1" table:filter-name="Text - txt - csv (StarCalc)" table:filter-options="59/32,34,76,1,1/10/2/10/3/10/4/10/5/10/6/10,0,false,true"/>
        <table:shapes>
          <draw:frame draw:z-index="0" draw:style-name="gr1" svg:width="21.897cm" svg:height="12.832cm" svg:x="17.968cm" svg:y="0.4cm">
            <draw:object draw:notify-on-update-of-ranges="Feuille1_2.A1:Feuille1_2.A1 Feuille1_2.A2:Feuille1_2.A21 Feuille1_2.B1:Feuille1_2.B1 Feuille1_2.B2:Feuille1_2.B21 Feuille1_2.C1:Feuille1_2.C1 Feuille1_2.C2:Feuille1_2.C21 Feuille1_2.D1:Feuille1_2.D1 Feuille1_2.D2:Feuille1_2.D21 Feuille1_2.E1:Feuille1_2.E1 Feuille1_2.E2:Feuille1_2.E21 Feuille1_2.F1:Feuille1_2.F1 Feuille1_2.F2:Feuille1_2.F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sound-&gt;food</text:p>
          </table:table-cell>
          <table:table-cell office:value-type="string">
            <text:p>sound-&gt;goOut</text:p>
          </table:table-cell>
          <table:table-cell office:value-type="string">
            <text:p>move-&gt;food</text:p>
          </table:table-cell>
          <table:table-cell office:value-type="string">
            <text:p>light-&gt;food</text:p>
          </table:table-cell>
          <table:table-cell office:value-type="string">
            <text:p>light-&gt;goOut</text:p>
          </table:table-cell>
          <table:table-cell office:value-type="string">
            <text:p>move-&gt;goOut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69">
            <text:p>0,69</text:p>
          </table:table-cell>
          <table:table-cell table:number-columns-repeated="2" office:value-type="float" office:value="0">
            <text:p>0</text:p>
          </table:table-cell>
          <table:table-cell office:value-type="float" office:value="0.2875">
            <text:p>0,2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7035">
            <text:p>0,7035</text:p>
          </table:table-cell>
          <table:table-cell table:number-columns-repeated="2" office:value-type="float" office:value="0">
            <text:p>0</text:p>
          </table:table-cell>
          <table:table-cell office:value-type="float" office:value="0.293125">
            <text:p>0,293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705525">
            <text:p>0,7055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9396875">
            <text:p>0,29396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70582875">
            <text:p>0,70582875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0953125">
            <text:p>0,2940953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7058743125">
            <text:p>0,7058743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4296875">
            <text:p>0,29411429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705881146875">
            <text:p>0,7058811469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7144531">
            <text:p>0,2941171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705882172031">
            <text:p>0,705882172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757168">
            <text:p>0,29411757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705882325805">
            <text:p>0,7058823258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7635752">
            <text:p>0,29411763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705882348871">
            <text:p>0,70588234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7645363">
            <text:p>0,29411764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105882352331">
            <text:p>0,10588235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1176468044">
            <text:p>0,0441176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0158823528496">
            <text:p>0,01588235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61764702066">
            <text:p>0,0066176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00238235292744">
            <text:p>0,00238235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2647053099">
            <text:p>0,00099264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000357352939116">
            <text:p>0,00035735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48897057965">
            <text:p>0,00014889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0000536029408674">
            <text:p>5,36029408674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223345586948">
            <text:p>2,23345586948E-0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00000804044113009">
            <text:p>8,04044113009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335018380423">
            <text:p>3,35018380423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0000012060661695">
            <text:p>1,2060661695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0502527570649">
            <text:p>5,02527570649E-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00000018090992541">
            <text:p>1,8090992541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0075379135612">
            <text:p>7,5379135612E-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0000000271364887969">
            <text:p>2,71364887969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00113068703564">
            <text:p>1,13068703564E-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.00000000407047330488">
            <text:p>4,07047330488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000169603056812">
            <text:p>1,69603056812E-009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Feuille1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6:54:19</meta:creation-date>
    <dc:date>2012-11-05T17:06:33</dc:date>
    <meta:editing-duration>P0D</meta:editing-duration>
    <meta:editing-cycles>2</meta:editing-cycles>
    <meta:generator>LibreOffice/3.5$Linux_x86 LibreOffice_project/350m1$Build-2</meta:generator>
    <meta:document-statistic meta:table-count="4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98cm" svg:height="12.833cm" xlink:href=".." xlink:type="simple" chart:class="chart:line" chart:style-name="ch1">
        <chart:legend chart:legend-position="end" svg:x="18.384cm" svg:y="4.872cm" style:legend-expansion="high" chart:style-name="ch2"/>
        <chart:plot-area chart:style-name="ch3" table:cell-range-address="Feuille1_2.A1:Feuille1_2.F21" chart:data-source-has-labels="row" svg:x="0.887cm" svg:y="1.159cm" svg:width="16.623cm" svg:height="10.998cm">
          <chartooo:coordinate-region svg:x="1.614cm" svg:y="1.359cm" svg:width="15.71cm" svg:height="10.1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_2.A2:Feuille1_2.A21" chart:label-cell-address="Feuille1_2.A1:Feuille1_2.A1" chart:class="chart:line">
            <chart:data-point chart:repeated="20"/>
          </chart:series>
          <chart:series chart:style-name="ch7" chart:values-cell-range-address="Feuille1_2.B2:Feuille1_2.B21" chart:label-cell-address="Feuille1_2.B1:Feuille1_2.B1" chart:class="chart:line">
            <chart:data-point chart:repeated="20"/>
          </chart:series>
          <chart:series chart:style-name="ch8" chart:values-cell-range-address="Feuille1_2.C2:Feuille1_2.C21" chart:label-cell-address="Feuille1_2.C1:Feuille1_2.C1" chart:class="chart:line">
            <chart:data-point chart:repeated="20"/>
          </chart:series>
          <chart:series chart:style-name="ch9" chart:values-cell-range-address="Feuille1_2.D2:Feuille1_2.D21" chart:label-cell-address="Feuille1_2.D1:Feuille1_2.D1" chart:class="chart:line">
            <chart:data-point chart:repeated="20"/>
          </chart:series>
          <chart:series chart:style-name="ch10" chart:values-cell-range-address="Feuille1_2.E2:Feuille1_2.E21" chart:label-cell-address="Feuille1_2.E1:Feuille1_2.E1" chart:class="chart:line">
            <chart:data-point chart:repeated="20"/>
          </chart:series>
          <chart:series chart:style-name="ch11" chart:values-cell-range-address="Feuille1_2.F2:Feuille1_2.F21" chart:label-cell-address="Feuille1_2.F1:Feuille1_2.F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nd-&gt;food</text:p>
                <draw:g>
                  <svg:desc>Feuille1_2.A1:Feuille1_2.A1</svg:desc>
                </draw:g>
              </table:table-cell>
              <table:table-cell office:value-type="string">
                <text:p>sound-&gt;goOut</text:p>
                <draw:g>
                  <svg:desc>Feuille1_2.B1:Feuille1_2.B1</svg:desc>
                </draw:g>
              </table:table-cell>
              <table:table-cell office:value-type="string">
                <text:p>move-&gt;food</text:p>
                <draw:g>
                  <svg:desc>Feuille1_2.C1:Feuille1_2.C1</svg:desc>
                </draw:g>
              </table:table-cell>
              <table:table-cell office:value-type="string">
                <text:p>light-&gt;food</text:p>
                <draw:g>
                  <svg:desc>Feuille1_2.D1:Feuille1_2.D1</svg:desc>
                </draw:g>
              </table:table-cell>
              <table:table-cell office:value-type="string">
                <text:p>light-&gt;goOut</text:p>
                <draw:g>
                  <svg:desc>Feuille1_2.E1:Feuille1_2.E1</svg:desc>
                </draw:g>
              </table:table-cell>
              <table:table-cell office:value-type="string">
                <text:p>move-&gt;goOut</text:p>
                <draw:g>
                  <svg:desc>Feuille1_2.F1:Feuille1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_2.A2:Feuille1_2.A21</svg:desc>
                </draw:g>
              </table:table-cell>
              <table:table-cell office:value-type="float" office:value="0">
                <text:p>0</text:p>
                <draw:g>
                  <svg:desc>Feuille1_2.B2:Feuille1_2.B21</svg:desc>
                </draw:g>
              </table:table-cell>
              <table:table-cell office:value-type="float" office:value="0">
                <text:p>0</text:p>
                <draw:g>
                  <svg:desc>Feuille1_2.C2:Feuille1_2.C21</svg:desc>
                </draw:g>
              </table:table-cell>
              <table:table-cell office:value-type="float" office:value="0">
                <text:p>0</text:p>
                <draw:g>
                  <svg:desc>Feuille1_2.D2:Feuille1_2.D21</svg:desc>
                </draw:g>
              </table:table-cell>
              <table:table-cell office:value-type="float" office:value="0">
                <text:p>0</text:p>
                <draw:g>
                  <svg:desc>Feuille1_2.E2:Feuille1_2.E21</svg:desc>
                </draw:g>
              </table:table-cell>
              <table:table-cell office:value-type="float" office:value="0">
                <text:p>0</text:p>
                <draw:g>
                  <svg:desc>Feuille1_2.F2:Feuille1_2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75">
                <text:p>0.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35">
                <text:p>0.7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3125">
                <text:p>0.29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525">
                <text:p>0.705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396875">
                <text:p>0.2939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582875">
                <text:p>0.7058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0953125">
                <text:p>0.294095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58743125">
                <text:p>0.705874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4296875">
                <text:p>0.29411429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5881146875">
                <text:p>0.70588114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7144531">
                <text:p>0.294117144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5882172031">
                <text:p>0.70588217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757168">
                <text:p>0.29411757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5882325805">
                <text:p>0.705882325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7635752">
                <text:p>0.294117635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5882348871">
                <text:p>0.705882348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7645363">
                <text:p>0.294117645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882352331">
                <text:p>0.10588235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1176468044">
                <text:p>0.0441176468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8823528496">
                <text:p>0.0158823528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1764702066">
                <text:p>0.00661764702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38235292744">
                <text:p>0.00238235292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92647053099">
                <text:p>0.000992647053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57352939116">
                <text:p>0.000357352939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48897057965">
                <text:p>0.000148897057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536029408674">
                <text:p>0.0000536029408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23345586948">
                <text:p>0.0000223345586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804044113009">
                <text:p>0.00000804044113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35018380423">
                <text:p>0.00000335018380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2060661695">
                <text:p>0.0000012060661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502527570649">
                <text:p>0.000000502527570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8090992541">
                <text:p>0.00000018090992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75379135612">
                <text:p>0.000000075379135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271364887969">
                <text:p>0.0000000271364887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113068703564">
                <text:p>0.0000000113068703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